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812cm" fo:min-width="1.976cm"/>
      <style:paragraph-properties style:writing-mode="lr-tb"/>
    </style:style>
    <style:style style:name="gr3" style:family="graphic" style:parent-style-name="standard">
      <style:graphic-properties svg:stroke-color="#2a6099" draw:fill-color="#ffffff" draw:textarea-horizontal-align="justify" draw:textarea-vertical-align="middle" draw:auto-grow-height="false" fo:min-height="1.5cm" fo:min-width="3.25cm"/>
      <style:paragraph-properties style:writing-mode="lr-tb"/>
    </style:style>
    <style:style style:name="gr4" style:family="graphic" style:parent-style-name="objectwithoutfill">
      <style:graphic-properties draw:marker-end="Extrems_20_de_20_fletxa_20_1" draw:marker-end-width="0.3cm" draw:fill="none" draw:textarea-vertical-align="middle"/>
    </style:style>
    <style:style style:name="gr5" style:family="graphic" style:parent-style-name="objectwithoutfill">
      <style:graphic-properties draw:marker-end="Extrems_20_de_20_fletxa_20_2" draw:marker-end-width="0.3cm" draw:fill="none" draw:textarea-vertical-align="middle"/>
    </style:style>
    <style:style style:name="gr6" style:family="graphic" style:parent-style-name="standard">
      <style:graphic-properties svg:stroke-color="#2a6099" draw:fill-color="#ffffff" draw:textarea-horizontal-align="justify" draw:textarea-vertical-align="middle" draw:auto-grow-height="false" fo:min-height="1.25cm" fo:min-width="2.75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10.75cm" svg:height="1.5cm" svg:x="2.5cm" svg:y="1.75cm">
          <draw:text-box>
            <text:p>Ordinograma any de traspàs</text:p>
          </draw:text-box>
        </draw:frame>
        <draw:custom-shape draw:style-name="gr2" draw:text-style-name="P3" draw:layer="layout" svg:width="3.5cm" svg:height="1.5cm" svg:x="9cm" svg:y="4.75cm">
          <text:p text:style-name="P2">inic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5cm" svg:height="1.5cm" svg:x="9.001cm" svg:y="4.751cm">
          <text:p text:style-name="P2">inic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5cm" svg:height="1.5cm" svg:x="9.002cm" svg:y="4.752cm">
          <text:p text:style-name="P2">inic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3.5cm" svg:height="1.5cm" svg:x="9.25cm" svg:y="22.258cm">
          <text:p text:style-name="P2">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5cm" svg:height="1.75cm" svg:x="9cm" svg:y="6.5cm">
          <text:p text:style-name="P2">«Any?»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75cm" svg:height="1.75cm" svg:x="8.964cm" svg:y="9.286cm">
          <text:p text:style-name="P2">Llegir an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75cm" svg:height="1.75cm" svg:x="9cm" svg:y="6.5cm">
          <text:p text:style-name="P2">«Any?»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75cm" svg:y1="6cm" svg:x2="10.75cm" svg:y2="6.75cm">
          <text:p/>
        </draw:line>
        <draw:line draw:style-name="gr5" draw:text-style-name="P4" draw:layer="layout" svg:x1="10.75cm" svg:y1="8.25cm" svg:x2="10.75cm" svg:y2="9cm">
          <text:p/>
        </draw:line>
        <draw:custom-shape draw:style-name="gr6" draw:text-style-name="P3" xml:id="id1" draw:id="id1" draw:layer="layout" svg:width="6.5cm" svg:height="3cm" svg:x="7.5cm" svg:y="11.25cm">
          <text:p text:style-name="P2">Any %4=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2" draw:id="id2" draw:layer="layout" svg:width="3.75cm" svg:height="1.75cm" svg:x="1.491cm" svg:y="13.541cm">
          <text:p text:style-name="P2">«NO»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7.5cm" svg:y1="12.75cm" svg:x2="3.366cm" svg:y2="13.541cm" draw:start-shape="id1" draw:start-glue-point="5" draw:end-shape="id2" draw:end-glue-point="0" svg:d="M7500 12750h-4134v791" svg:viewBox="0 0 4135 792">
          <text:p/>
        </draw:connector>
        <draw:connector draw:style-name="gr7" draw:text-style-name="P2" draw:layer="layout" svg:x1="3.366cm" svg:y1="15.291cm" svg:x2="9.25cm" svg:y2="23.008cm" draw:start-shape="id2" draw:start-glue-point="2" draw:end-shape="id3" draw:end-glue-point="6" svg:d="M3366 15291v7717h5884" svg:viewBox="0 0 5885 7718">
          <text:p/>
        </draw:connector>
        <draw:custom-shape draw:style-name="gr6" draw:text-style-name="P3" xml:id="id4" draw:id="id4" draw:layer="layout" svg:width="6.5cm" svg:height="3cm" svg:x="12.864cm" svg:y="13.361cm">
          <text:p text:style-name="P2">Any %4==1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7" draw:id="id7" draw:layer="layout" svg:width="3.75cm" svg:height="1.75cm" svg:x="17.939cm" svg:y="21.122cm">
          <text:p text:style-name="P2">«No traspàs»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6.5cm" svg:height="3cm" svg:x="20cm" svg:y="17.188cm">
          <text:p text:style-name="P2">Any %4==4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5" draw:id="id5" draw:layer="layout" svg:width="3.75cm" svg:height="1.75cm" svg:x="9.571cm" svg:y="15.651cm">
          <text:p text:style-name="P2">«SÍ traspàs»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3.75cm" svg:height="1.75cm" svg:x="25.016cm" svg:y="21.157cm">
          <text:p text:style-name="P2">«SÍ traspàs»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cm" svg:y1="12.75cm" svg:x2="16.114cm" svg:y2="13.361cm" draw:start-shape="id1" draw:start-glue-point="7" draw:end-shape="id4" draw:end-glue-point="4" svg:d="M14000 12750h2114v611" svg:viewBox="0 0 2115 612">
          <text:p/>
        </draw:connector>
        <draw:connector draw:style-name="gr7" draw:text-style-name="P2" draw:layer="layout" svg:x1="12.864cm" svg:y1="14.861cm" svg:x2="11.446cm" svg:y2="15.651cm" draw:start-shape="id4" draw:start-glue-point="5" draw:end-shape="id5" draw:end-glue-point="0" svg:d="M12864 14861h-1418v790" svg:viewBox="0 0 1419 791">
          <text:p/>
        </draw:connector>
        <draw:connector draw:style-name="gr7" draw:text-style-name="P2" draw:layer="layout" svg:x1="19.364cm" svg:y1="14.861cm" svg:x2="23.25cm" svg:y2="17.188cm" draw:start-shape="id4" draw:start-glue-point="7" draw:end-shape="id6" draw:end-glue-point="4" svg:d="M19364 14861h3886v2327" svg:viewBox="0 0 3887 2328">
          <text:p/>
        </draw:connector>
        <draw:connector draw:style-name="gr7" draw:text-style-name="P2" draw:layer="layout" svg:x1="20cm" svg:y1="18.688cm" svg:x2="19.814cm" svg:y2="21.122cm" draw:start-shape="id6" draw:start-glue-point="5" draw:end-shape="id7" draw:end-glue-point="0" svg:d="M20000 18688h-186v2434" svg:viewBox="0 0 187 2435">
          <text:p/>
        </draw:connector>
        <draw:connector draw:style-name="gr7" draw:text-style-name="P2" draw:layer="layout" svg:x1="26.5cm" svg:y1="18.688cm" svg:x2="26.891cm" svg:y2="21.157cm" draw:start-shape="id6" draw:start-glue-point="7" draw:end-shape="id8" draw:end-glue-point="0" svg:d="M26500 18688h391v2469" svg:viewBox="0 0 392 2470">
          <text:p/>
        </draw:connector>
        <draw:connector draw:style-name="gr7" draw:text-style-name="P2" draw:layer="layout" svg:x1="17.939cm" svg:y1="21.997cm" svg:x2="12.75cm" svg:y2="23.008cm" draw:start-shape="id7" draw:start-glue-point="3" draw:end-shape="id3" draw:end-glue-point="10" svg:d="M17939 21997h-2594v1011h-2595" svg:viewBox="0 0 5190 1012">
          <text:p/>
        </draw:connector>
        <draw:connector draw:style-name="gr7" draw:text-style-name="P2" draw:layer="layout" svg:x1="11.446cm" svg:y1="17.401cm" svg:x2="12.75cm" svg:y2="23.008cm" draw:start-shape="id5" draw:start-glue-point="2" draw:end-shape="id3" draw:end-glue-point="10" svg:d="M11446 17401v2429h1806v3178h-502" svg:viewBox="0 0 1807 5608">
          <text:p/>
        </draw:connector>
        <draw:connector draw:style-name="gr7" draw:text-style-name="P2" xml:id="id9" draw:id="id9" draw:layer="layout" svg:x1="26.891cm" svg:y1="22.907cm" svg:x2="26.891cm" svg:y2="22.907cm" draw:start-shape="id8" draw:start-glue-point="2" draw:end-shape="id8" draw:end-glue-point="2" svg:d="M26891 22907z" svg:viewBox="0 0 1 1">
          <text:p/>
        </draw:connector>
        <draw:connector draw:style-name="gr7" draw:text-style-name="P2" draw:layer="layout" svg:x1="26.891cm" svg:y1="22.907cm" svg:x2="11cm" svg:y2="23.758cm" draw:start-shape="id9" draw:start-glue-point="0" draw:end-shape="id3" draw:end-glue-point="8" svg:d="M26891 22907v1353h-15891v-502" svg:viewBox="0 0 15892 135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2" draw:display-name="Extrems de fletxa 2" svg:viewBox="0 0 20 20" svg:d="M0 20l10-20 10 20z"/>
    <draw:marker draw:name="Extrems_20_de_20_fletxa_20_3" draw:display-name="Extrems de fletxa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a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13:16:44.504605969</meta:creation-date>
    <dc:date>2025-10-08T13:55:43.783385947</dc:date>
    <meta:editing-duration>PT2M38S</meta:editing-duration>
    <meta:editing-cycles>1</meta:editing-cycles>
    <meta:document-statistic meta:object-count="28"/>
    <meta:generator>LibreOffice/7.5.6.2$Linux_X86_64 LibreOffice_project/50$Build-2</meta:generator>
  </office:meta>
</office:document-meta>
</file>